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4.6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c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 table:style-name="ce1" office:value-type="string" calcext:value-type="string">
            <text:p>TOTAL CASES</text:p>
          </table:table-cell>
          <table:table-cell table:style-name="ce1" office:value-type="string" calcext:value-type="string">
            <text:p>TOTAL DEATHS</text:p>
          </table:table-cell>
          <table:table-cell table:style-name="ce1" office:value-type="string" calcext:value-type="string">
            <text:p>TOTAL RECOVERED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84.948" calcext:value-type="float">
            <text:p>184,948</text:p>
          </table:table-cell>
          <table:table-cell office:value-type="float" office:value="19.315" calcext:value-type="float">
            <text:p>19,315</text:p>
          </table:table-cell>
          <table:table-cell office:value-type="float" office:value="74.797" calcext:value-type="float">
            <text:p>74,797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65.027" calcext:value-type="float">
            <text:p>165,027</text:p>
          </table:table-cell>
          <table:table-cell office:value-type="float" office:value="17.92" calcext:value-type="float">
            <text:p>17,92</text:p>
          </table:table-cell>
          <table:table-cell office:value-type="float" office:value="32.812" calcext:value-type="float">
            <text:p>32,812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68.941" calcext:value-type="float">
            <text:p>168,941</text:p>
          </table:table-cell>
          <table:table-cell office:value-type="float" office:value="22.17" calcext:value-type="float">
            <text:p>22,17</text:p>
          </table:table-cell>
          <table:table-cell office:value-type="float" office:value="40.164" calcext:value-type="float">
            <text:p>40,16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678.21" calcext:value-type="float">
            <text:p>678,21</text:p>
          </table:table-cell>
          <table:table-cell office:value-type="float" office:value="34.641" calcext:value-type="float">
            <text:p>34,641</text:p>
          </table:table-cell>
          <table:table-cell office:value-type="float" office:value="57.844" calcext:value-type="float">
            <text:p>57,844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138.135" calcext:value-type="float">
            <text:p>138,135</text:p>
          </table:table-cell>
          <table:table-cell office:value-type="float" office:value="4.093" calcext:value-type="float">
            <text:p>4,093</text:p>
          </table:table-cell>
          <table:table-cell office:value-type="float" office:value="81.8" calcext:value-type="float">
            <text:p>81,8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82.692" calcext:value-type="float">
            <text:p>82,692</text:p>
          </table:table-cell>
          <table:table-cell office:value-type="float" office:value="4.632" calcext:value-type="float">
            <text:p>4,632</text:p>
          </table:table-cell>
          <table:table-cell office:value-type="float" office:value="77.944" calcext:value-type="float">
            <text:p>77,9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17T12:18:49.039855039</meta:creation-date>
    <dc:date>2020-04-17T12:51:22.963825192</dc:date>
    <meta:editing-duration>PT22M33S</meta:editing-duration>
    <meta:editing-cycles>1</meta:editing-cycles>
    <meta:document-statistic meta:table-count="1" meta:cell-count="27" meta:object-count="0"/>
    <meta:generator>LibreOffice/6.4.2.2$Linux_X86_64 LibreOffice_project/470efa65018866d4eccd0320fc85de07297c8d71</meta:generator>
  </office:meta>
</office:document-meta>
</file>